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fo:min-height="1.423cm"/>
    </style:style>
    <style:style style:name="gr2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4.906cm" fo:padding-top="0.151cm" fo:padding-bottom="0.151cm" fo:padding-left="0.276cm" fo:padding-right="0.276cm"/>
    </style:style>
    <style:style style:name="gr3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4" style:family="graphic" style:parent-style-name="Default_5f_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Default_5f_1">
      <style:graphic-properties draw:stroke="none" draw:fill="none" fo:min-height="0.726cm"/>
    </style:style>
    <style:style style:name="gr7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856cm" fo:padding-top="0.151cm" fo:padding-bottom="0.151cm" fo:padding-left="0.276cm" fo:padding-right="0.276cm"/>
    </style:style>
    <style:style style:name="gr8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796cm" fo:padding-top="0.151cm" fo:padding-bottom="0.151cm" fo:padding-left="0.276cm" fo:padding-right="0.276cm"/>
    </style:style>
    <style:style style:name="gr9" style:family="graphic" style:parent-style-name="Default_5f_1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</style:style>
    <style:style style:name="gr10" style:family="graphic" style:parent-style-name="Default_5f_1">
      <style:graphic-properties svg:stroke-color="#0066b3" draw:fill-color="#0066b3" draw:textarea-horizontal-align="justify" draw:textarea-vertical-align="middle" draw:auto-grow-height="false" fo:min-height="0.315cm" fo:min-width="0.273cm"/>
    </style:style>
    <style:style style:name="gr11" style:family="graphic" style:parent-style-name="Default_5f_1">
      <style:graphic-properties draw:stroke="none" draw:fill="none" fo:min-height="0.513cm"/>
    </style:style>
    <style:style style:name="gr12" style:family="graphic" style:parent-style-name="Default_5f_1">
      <style:graphic-properties svg:stroke-color="#579835" draw:fill-color="#579835" draw:textarea-horizontal-align="justify" draw:textarea-vertical-align="middle" draw:auto-grow-height="false" fo:min-height="0.315cm" fo:min-width="0.273cm"/>
    </style:style>
    <style:style style:name="gr13" style:family="graphic" style:parent-style-name="Default_5f_1">
      <style:graphic-properties svg:stroke-color="#ef413d" draw:fill-color="#ef413d" draw:textarea-horizontal-align="justify" draw:textarea-vertical-align="middle" draw:auto-grow-height="false" fo:min-height="0.315cm" fo:min-width="0.273cm"/>
    </style:style>
    <style:style style:name="gr14" style:family="graphic" style:parent-style-name="Default_5f_1">
      <style:graphic-properties draw:stroke="none" draw:fill="none" fo:min-height="1.025cm"/>
    </style:style>
    <style:style style:name="gr15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856cm" fo:padding-top="0.151cm" fo:padding-bottom="0.151cm" fo:padding-left="0.276cm" fo:padding-right="0.276cm"/>
    </style:style>
    <style:style style:name="gr16" style:family="graphic" style:parent-style-name="Default_5f_1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</style:style>
    <style:style style:name="gr17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4.906cm" fo:padding-top="0.151cm" fo:padding-bottom="0.151cm" fo:padding-left="0.276cm" fo:padding-right="0.276cm"/>
    </style:style>
    <style:style style:name="gr18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796cm" fo:padding-top="0.151cm" fo:padding-bottom="0.151cm" fo:padding-left="0.276cm" fo:padding-right="0.276cm"/>
    </style:style>
    <style:style style:name="gr19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81cm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3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4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5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6" style:family="graphic" style:parent-style-name="Default_5f_1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7" style:family="graphic" style:parent-style-name="Default_5f_1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8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9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text-align="center"/>
      <style:text-properties fo:font-size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-color="#579835"/>
      <style:paragraph-properties fo:text-align="center"/>
    </style:style>
    <style:style style:name="P10" style:family="paragraph">
      <loext:graphic-properties draw:fill-color="#ef413d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/>
    </style:style>
    <style:style style:name="T3" style:family="text">
      <style:text-properties fo:font-size="13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1cm" svg:height="1.673cm" svg:x="6cm" svg:y="1cm">
          <draw:text-box>
            <text:p text:style-name="P1"><text:span text:style-name="T1">Outline workflow</text:span></text:p>
          </draw:text-box>
        </draw:frame>
        <draw:custom-shape draw:style-name="gr2" draw:text-style-name="P4" xml:id="id1" draw:id="id1" draw:layer="layout" svg:width="5.56cm" svg:height="1.1cm" svg:x="1.489cm" svg:y="5.725cm">
          <draw:glue-point draw:id="4" svg:x="3.852cm" svg:y="5.04cm"/>
          <draw:glue-point draw:id="5" svg:x="-3.871cm" svg:y="4.99cm"/>
          <text:p text:style-name="P3"><text:span text:style-name="T2">Align atomistic fragments </text:span></text:p>
          <text:p text:style-name="P3"><text:span text:style-name="T2">to bead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3.84cm" svg:height="1.1cm" svg:x="2.353cm" svg:y="10.619cm">
          <draw:glue-point draw:id="4" svg:x="-2.368cm" svg:y="-5.01cm"/>
          <text:p text:style-name="P3"><text:span text:style-name="T2">Minimise resid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2.448cm" svg:height="1.565cm" svg:x="3.063cm" svg:y="8.139cm">
          <text:p text:style-name="P1"><text:span text:style-name="T2">Solv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4.269cm" svg:y1="6.825cm" svg:x2="4.287cm" svg:y2="8.139cm" draw:start-shape="id1" draw:start-glue-point="2" draw:end-shape="id2" draw:end-glue-point="4" svg:d="M4269 6825l18 1314" svg:viewBox="0 0 19 1315">
          <text:p/>
        </draw:connector>
        <draw:connector draw:style-name="gr5" draw:text-style-name="P6" draw:layer="layout" draw:type="line" svg:x1="4.287cm" svg:y1="9.704cm" svg:x2="4.273cm" svg:y2="10.619cm" draw:start-shape="id2" draw:start-glue-point="6" draw:end-shape="id3" draw:end-glue-point="0" svg:d="M4287 9704l-14 915" svg:viewBox="0 0 15 916">
          <text:p/>
        </draw:connector>
        <draw:frame draw:style-name="gr6" draw:text-style-name="P7" draw:layer="layout" svg:width="1.086cm" svg:height="0.976cm" svg:x="5.656cm" svg:y="8.214cm">
          <draw:text-box>
            <text:p><text:span text:style-name="T3">No</text:span></text:p>
          </draw:text-box>
        </draw:frame>
        <draw:custom-shape draw:style-name="gr7" draw:text-style-name="P4" xml:id="id4" draw:id="id4" draw:layer="layout" svg:width="3.51cm" svg:height="1.1cm" svg:x="8.518cm" svg:y="8.365cm">
          <draw:glue-point draw:id="4" svg:x="2.836cm" svg:y="5.09cm"/>
          <draw:glue-point draw:id="5" svg:x="-2.81cm" svg:y="5.04cm"/>
          <text:p text:style-name="P3"><text:span text:style-name="T2">Create de_novo</text:span></text:p>
          <text:p text:style-name="P3"><text:span text:style-name="T2">topology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511cm" svg:y1="8.922cm" svg:x2="8.518cm" svg:y2="8.915cm" draw:start-shape="id2" draw:start-glue-point="7" draw:end-shape="id4" draw:end-glue-point="3" svg:d="M5511 8922l3007-7" svg:viewBox="0 0 3008 8">
          <text:p/>
        </draw:connector>
        <draw:custom-shape draw:style-name="gr8" draw:text-style-name="P4" xml:id="id5" draw:id="id5" draw:layer="layout" svg:width="3.45cm" svg:height="1.1cm" svg:x="8.552cm" svg:y="10.619cm">
          <draw:glue-point draw:id="4" svg:x="2.836cm" svg:y="5.09cm"/>
          <draw:glue-point draw:id="5" svg:x="-2.81cm" svg:y="5.04cm"/>
          <text:p text:style-name="P3"><text:span text:style-name="T2">Minimise chain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273cm" svg:y1="9.465cm" svg:x2="10.277cm" svg:y2="10.619cm" draw:start-shape="id4" draw:start-glue-point="2" draw:end-shape="id5" draw:end-glue-point="0" svg:d="M10273 9465l4 1154" svg:viewBox="0 0 5 1155">
          <text:p/>
        </draw:connector>
        <draw:custom-shape draw:style-name="gr9" draw:text-style-name="P4" xml:id="id6" draw:id="id6" draw:layer="layout" svg:width="2.84cm" svg:height="1.85cm" svg:x="2.844cm" svg:y="2.854cm">
          <draw:glue-point draw:id="4" svg:x="2.836cm" svg:y="5.09cm"/>
          <draw:glue-point draw:id="5" svg:x="-2.81cm" svg:y="5.04cm"/>
          <text:p text:style-name="P3"><text:span text:style-name="T2">Coarsegrain </text:span></text:p>
          <text:p text:style-name="P3"><text:span text:style-name="T2">Structure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line-skew="-0.096cm" svg:x1="4.264cm" svg:y1="4.704cm" svg:x2="4.269cm" svg:y2="5.725cm" draw:start-shape="id6" draw:start-glue-point="2" draw:end-shape="id1" draw:end-glue-point="0" svg:d="M4264 4704v415h5v606" svg:viewBox="0 0 6 1022">
          <text:p/>
        </draw:connector>
        <draw:custom-shape draw:style-name="gr10" draw:text-style-name="P8" draw:layer="layout" svg:width="0.773cm" svg:height="0.565cm" svg:x="16.367cm" svg:y="17.596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266cm" svg:height="0.763cm" svg:x="17.163cm" svg:y="16.067cm">
          <draw:text-box>
            <text:p><text:span text:style-name="T3">Input</text:span></text:p>
          </draw:text-box>
        </draw:frame>
        <draw:custom-shape draw:style-name="gr12" draw:text-style-name="P9" draw:layer="layout" svg:width="0.773cm" svg:height="0.565cm" svg:x="16.357cm" svg:y="16.12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266cm" svg:height="0.763cm" svg:x="17.18cm" svg:y="17.538cm">
          <draw:text-box>
            <text:p><text:span text:style-name="T3">Output</text:span></text:p>
          </draw:text-box>
        </draw:frame>
        <draw:custom-shape draw:style-name="gr13" draw:text-style-name="P10" draw:layer="layout" svg:width="0.773cm" svg:height="0.565cm" svg:x="16.367cm" svg:y="16.86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266cm" svg:height="0.763cm" svg:x="17.176cm" svg:y="16.795cm">
          <draw:text-box>
            <text:p><text:span text:style-name="T3">Process</text:span></text:p>
          </draw:text-box>
        </draw:frame>
        <draw:frame draw:style-name="gr14" draw:text-style-name="P7" draw:layer="layout" svg:width="1.275cm" svg:height="1.275cm" svg:x="4.334cm" svg:y="9.655cm">
          <draw:text-box>
            <text:p><text:span text:style-name="T3">Yes</text:span></text:p>
          </draw:text-box>
        </draw:frame>
        <draw:custom-shape draw:style-name="gr15" draw:text-style-name="P4" xml:id="id9" draw:id="id9" draw:layer="layout" svg:width="3.51cm" svg:height="1.1cm" svg:x="14.419cm" svg:y="8.365cm">
          <draw:glue-point draw:id="4" svg:x="2.836cm" svg:y="5.09cm"/>
          <draw:glue-point draw:id="5" svg:x="-2.81cm" svg:y="5.04cm"/>
          <text:p text:style-name="P3"><text:span text:style-name="T2">Fill in missing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7" draw:id="id7" draw:layer="layout" svg:width="4.19cm" svg:height="1.85cm" svg:x="14.064cm" svg:y="2.85cm">
          <draw:glue-point draw:id="4" svg:x="2.836cm" svg:y="5.09cm"/>
          <draw:glue-point draw:id="5" svg:x="-2.81cm" svg:y="5.04cm"/>
          <text:p text:style-name="P3"><text:span text:style-name="T2">User supplied </text:span></text:p>
          <text:p text:style-name="P3"><text:span text:style-name="T2">atomistic 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8" draw:id="id8" draw:layer="layout" svg:width="5.56cm" svg:height="1.1cm" svg:x="13.391cm" svg:y="5.727cm">
          <draw:glue-point draw:id="4" svg:x="3.852cm" svg:y="5.04cm"/>
          <draw:glue-point draw:id="5" svg:x="-3.871cm" svg:y="4.99cm"/>
          <text:p text:style-name="P3"><text:span text:style-name="T2">Align supplied chains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6.159cm" svg:y1="4.7cm" svg:x2="16.171cm" svg:y2="5.727cm" draw:start-shape="id7" draw:start-glue-point="2" draw:end-shape="id8" draw:end-glue-point="0" svg:d="M16159 4700l12 1027" svg:viewBox="0 0 13 1028">
          <text:p/>
        </draw:connector>
        <draw:connector draw:style-name="gr5" draw:text-style-name="P6" draw:layer="layout" draw:type="line" svg:x1="16.171cm" svg:y1="6.827cm" svg:x2="16.174cm" svg:y2="8.365cm" draw:start-shape="id8" draw:start-glue-point="2" draw:end-shape="id9" draw:end-glue-point="0" svg:d="M16171 6827l3 1538" svg:viewBox="0 0 4 1539">
          <text:p/>
        </draw:connector>
        <draw:custom-shape draw:style-name="gr18" draw:text-style-name="P4" xml:id="id10" draw:id="id10" draw:layer="layout" svg:width="3.45cm" svg:height="1.1cm" svg:x="14.452cm" svg:y="10.619cm">
          <draw:glue-point draw:id="4" svg:x="2.836cm" svg:y="5.09cm"/>
          <draw:glue-point draw:id="5" svg:x="-2.81cm" svg:y="5.04cm"/>
          <text:p text:style-name="P3"><text:span text:style-name="T2">Create aligned</text:span></text:p>
          <text:p text:style-name="P3"><text:span text:style-name="T2">topology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6.174cm" svg:y1="9.465cm" svg:x2="16.177cm" svg:y2="10.619cm" draw:start-shape="id9" draw:start-glue-point="2" draw:end-shape="id10" draw:end-glue-point="0" svg:d="M16174 9465l3 1154" svg:viewBox="0 0 4 1155">
          <text:p/>
        </draw:connector>
        <draw:custom-shape draw:style-name="gr19" draw:text-style-name="P4" xml:id="id11" draw:id="id11" draw:layer="layout" svg:width="3.84cm" svg:height="1.1cm" svg:x="14.249cm" svg:y="12.628cm">
          <draw:glue-point draw:id="4" svg:x="-2.368cm" svg:y="-5.01cm"/>
          <text:p text:style-name="P3"><text:span text:style-name="T2">Minimise 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s" draw:line-skew="0cm -0.421cm" svg:x1="12.028cm" svg:y1="8.915cm" svg:x2="14.452cm" svg:y2="11.169cm" draw:start-shape="id4" draw:start-glue-point="1" draw:end-shape="id10" draw:end-glue-point="3" svg:d="M12028 8915h528l948 2254h948" svg:viewBox="0 0 2425 2255">
          <text:p/>
        </draw:connector>
        <draw:connector draw:style-name="gr20" draw:text-style-name="P6" draw:layer="layout" draw:type="lines" draw:line-skew="0.138cm -0.511cm" svg:x1="5.684cm" svg:y1="3.779cm" svg:x2="13.391cm" svg:y2="6.277cm" draw:start-shape="id6" draw:start-glue-point="1" draw:end-shape="id8" draw:end-glue-point="3" svg:d="M5684 3779h666l6003 2498h1038" svg:viewBox="0 0 7708 2499">
          <text:p/>
        </draw:connector>
        <draw:connector draw:style-name="gr21" draw:text-style-name="P6" draw:layer="layout" draw:type="line" svg:x1="16.177cm" svg:y1="11.719cm" svg:x2="16.169cm" svg:y2="12.628cm" draw:start-shape="id10" draw:start-glue-point="2" draw:end-shape="id11" draw:end-glue-point="0" svg:d="M16177 11719l-8 909" svg:viewBox="0 0 9 910">
          <text:p/>
        </draw:connector>
        <draw:custom-shape draw:style-name="gr22" draw:text-style-name="P4" xml:id="id19" draw:id="id19" draw:layer="layout" svg:width="3.84cm" svg:height="1.1cm" svg:x="5.454cm" svg:y="14.653cm">
          <draw:glue-point draw:id="4" svg:x="-2.368cm" svg:y="-5.01cm"/>
          <text:p text:style-name="P3"><text:span text:style-name="T2">Minimis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4.273cm" svg:y1="11.719cm" svg:x2="5.45cm" svg:y2="13.18cm" draw:start-shape="id3" draw:start-glue-point="2" draw:end-shape="id12" svg:d="M4273 11719v1461h1177" svg:viewBox="0 0 1178 1462">
          <text:p/>
        </draw:connector>
        <draw:connector draw:style-name="gr5" draw:text-style-name="P6" draw:layer="layout" svg:x1="10.277cm" svg:y1="11.719cm" svg:x2="9.29cm" svg:y2="13.18cm" draw:start-shape="id5" draw:start-glue-point="2" draw:end-shape="id12" draw:end-glue-point="1" svg:d="M10277 11719v1461h-987" svg:viewBox="0 0 988 1462">
          <text:p/>
        </draw:connector>
        <draw:custom-shape draw:style-name="gr23" draw:text-style-name="P4" xml:id="id14" draw:id="id14" draw:layer="layout" svg:width="3.84cm" svg:height="1.1cm" svg:x="5.458cm" svg:y="18.668cm">
          <draw:glue-point draw:id="4" svg:x="-2.368cm" svg:y="-5.01cm"/>
          <text:p text:style-name="P3"><text:span text:style-name="T2"><text:s/></text:span><text:span text:style-name="T2">NVT equilib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375cm" svg:y1="17.756cm" svg:x2="7.378cm" svg:y2="18.668cm" draw:start-shape="id13" draw:start-glue-point="2" draw:end-shape="id14" draw:end-glue-point="0" svg:d="M7375 17756l3 912" svg:viewBox="0 0 4 913">
          <text:p/>
        </draw:connector>
        <draw:custom-shape draw:style-name="gr24" draw:text-style-name="P4" xml:id="id15" draw:id="id15" draw:layer="layout" svg:width="3.84cm" svg:height="1.1cm" svg:x="10.35cm" svg:y="18.668cm">
          <draw:glue-point draw:id="4" svg:x="-2.368cm" svg:y="-5.01cm"/>
          <text:p text:style-name="P3"><text:span text:style-name="T2">Create distance</text:span></text:p>
          <text:p text:style-name="P3"><text:span text:style-name="T2">restraint matri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14.249cm" svg:y1="13.178cm" svg:x2="12.27cm" svg:y2="18.668cm" draw:start-shape="id11" draw:start-glue-point="3" draw:end-shape="id15" draw:end-glue-point="0" svg:d="M14249 13178h-1979v5490" svg:viewBox="0 0 1980 5491">
          <text:p/>
        </draw:connector>
        <draw:custom-shape draw:style-name="gr25" draw:text-style-name="P4" xml:id="id16" draw:id="id16" draw:layer="layout" svg:width="3.84cm" svg:height="1.1cm" svg:x="5.459cm" svg:y="20.677cm">
          <draw:glue-point draw:id="4" svg:x="-2.368cm" svg:y="-5.01cm"/>
          <text:p text:style-name="P3"><text:span text:style-name="T2">Steer to aligned</text:span></text:p>
          <text:p text:style-name="P3"><text:span text:style-name="T2">coordin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378cm" svg:y1="19.768cm" svg:x2="7.379cm" svg:y2="20.677cm" draw:start-shape="id14" draw:start-glue-point="2" draw:end-shape="id16" draw:end-glue-point="0" svg:d="M7378 19768l1 909" svg:viewBox="0 0 2 910">
          <text:p/>
        </draw:connector>
        <draw:connector draw:style-name="gr5" draw:text-style-name="P6" draw:layer="layout" draw:type="line" svg:x1="10.35cm" svg:y1="19.218cm" svg:x2="9.298cm" svg:y2="19.218cm" draw:start-shape="id15" draw:start-glue-point="3" draw:end-shape="id14" draw:end-glue-point="1" svg:d="M10350 19218h-1052" svg:viewBox="0 0 1053 1">
          <text:p/>
        </draw:connector>
        <draw:connector draw:style-name="gr5" draw:text-style-name="P6" draw:layer="layout" svg:x1="16.169cm" svg:y1="13.728cm" svg:x2="9.299cm" svg:y2="21.227cm" draw:start-shape="id11" draw:start-glue-point="2" draw:end-shape="id16" draw:end-glue-point="1" svg:d="M16169 13728v7499h-6870" svg:viewBox="0 0 6871 7500">
          <text:p/>
        </draw:connector>
        <draw:custom-shape draw:style-name="gr26" draw:text-style-name="P4" xml:id="id18" draw:id="id18" draw:layer="layout" svg:width="3.84cm" svg:height="1.1cm" svg:x="5.46cm" svg:y="22.696cm">
          <draw:glue-point draw:id="4" svg:x="-2.368cm" svg:y="-5.01cm"/>
          <text:p text:style-name="P3"><text:span text:style-name="T2">Final aligned </text:span></text:p>
          <text:p text:style-name="P3"><text:span text:style-name="T2">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xml:id="id17" draw:id="id17" draw:layer="layout" svg:width="3.84cm" svg:height="1.1cm" svg:x="1.4cm" svg:y="22.695cm">
          <draw:glue-point draw:id="4" svg:x="-2.368cm" svg:y="-5.01cm"/>
          <text:p text:style-name="P3"><text:span text:style-name="T2">Final de novo </text:span></text:p>
          <text:p text:style-name="P3"><text:span text:style-name="T2">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5.455cm" svg:y1="17.206cm" svg:x2="3.32cm" svg:y2="22.695cm" draw:start-shape="id13" draw:start-glue-point="3" draw:end-shape="id17" draw:end-glue-point="0" svg:d="M5455 17206h-2135v5489" svg:viewBox="0 0 2136 5490">
          <text:p/>
        </draw:connector>
        <draw:connector draw:style-name="gr5" draw:text-style-name="P6" draw:layer="layout" svg:x1="5.458cm" svg:y1="19.218cm" svg:x2="3.32cm" svg:y2="22.695cm" draw:start-shape="id14" draw:start-glue-point="3" draw:end-shape="id17" draw:end-glue-point="0" svg:d="M5458 19218h-2138v3477" svg:viewBox="0 0 2139 3478">
          <text:p/>
        </draw:connector>
        <draw:connector draw:style-name="gr5" draw:text-style-name="P6" draw:layer="layout" draw:type="line" svg:x1="7.379cm" svg:y1="21.777cm" svg:x2="7.38cm" svg:y2="22.696cm" draw:start-shape="id16" draw:start-glue-point="2" draw:end-shape="id18" draw:end-glue-point="0" svg:d="M7379 21777l1 919" svg:viewBox="0 0 2 920">
          <text:p/>
        </draw:connector>
        <draw:custom-shape draw:style-name="gr28" draw:text-style-name="P4" xml:id="id12" draw:id="id12" draw:layer="layout" svg:width="3.84cm" svg:height="1.1cm" svg:x="5.45cm" svg:y="12.63cm">
          <draw:glue-point draw:id="4" svg:x="-2.368cm" svg:y="-5.01cm"/>
          <text:p text:style-name="P3"><text:span text:style-name="T2">Merg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37cm" svg:y1="13.73cm" svg:x2="7.374cm" svg:y2="14.653cm" draw:start-shape="id12" draw:start-glue-point="2" draw:end-shape="id19" draw:end-glue-point="0" svg:d="M7370 13730l4 923" svg:viewBox="0 0 5 924">
          <text:p/>
        </draw:connector>
        <draw:connector draw:style-name="gr20" draw:text-style-name="P6" draw:layer="layout" draw:type="lines" draw:line-skew="0cm -0.363cm" svg:x1="7.049cm" svg:y1="6.275cm" svg:x2="14.419cm" svg:y2="8.915cm" draw:start-shape="id1" draw:start-glue-point="1" draw:end-shape="id9" draw:end-glue-point="3" svg:d="M7049 6275h528l5952 2640h890" svg:viewBox="0 0 7371 2641">
          <text:p/>
        </draw:connector>
        <draw:custom-shape draw:style-name="gr29" draw:text-style-name="P4" xml:id="id13" draw:id="id13" draw:layer="layout" svg:width="3.84cm" svg:height="1.1cm" svg:x="5.455cm" svg:y="16.656cm">
          <draw:glue-point draw:id="4" svg:x="-2.368cm" svg:y="-5.01cm"/>
          <text:p text:style-name="P3"><text:span text:style-name="T2">Fix threaded</text:span></text:p>
          <text:p text:style-name="P3"><text:span text:style-name="T2">lipi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374cm" svg:y1="15.753cm" svg:x2="7.375cm" svg:y2="16.656cm" draw:start-shape="id19" draw:start-glue-point="2" draw:end-shape="id13" draw:end-glue-point="0" svg:d="M7374 15753l1 903" svg:viewBox="0 0 2 904">
          <text:p/>
        </draw:connector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4cm" svg:x="1.949cm" svg:y="2.105cm" presentation:class="title" presentation:placeholder="true">
        <draw:text-box/>
      </draw:frame>
      <draw:frame presentation:style-name="Default-outline1" draw:layer="backgroundobjects" svg:width="17.099cm" svg:height="16.064cm" svg:x="1.949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2cm" svg:y="26.2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3:41:35.823987129</meta:creation-date>
    <dc:date>2020-09-02T13:43:46.288359134</dc:date>
    <meta:editing-duration>PT2M11S</meta:editing-duration>
    <meta:editing-cycles>1</meta:editing-cycles>
    <meta:generator>LibreOffice/6.0.7.3$Linux_X86_64 LibreOffice_project/00m0$Build-3</meta:generator>
    <meta:document-statistic meta:object-count="75"/>
  </office:meta>
</office:document-meta>
</file>